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e méthode pour détecter les motifs récurrents dans une collection de page.</text:p>
      <text:p text:style-name="Standard">La méthode s'appuie sur la construction d'un mapping entre le DOM de plusieurs pages web et extrait les sous arbres qui sont commun à ces documents.</text:p>
      <text:p text:style-name="Standard"/>
      <text:p text:style-name="Standard">L'article fait un état de l'art du Tree mapping et les solutions aux problèmes d'optimisation de la recherche du meilleur mapping. <text:s/></text:p>
      <text:p text:style-name="Standard">Introduit notamment deux algorithmes intéressant de calcule du consensus entre deux structures arborescentes [19, 20]</text:p>
      <text:p text:style-name="Standard"/>
      <text:p text:style-name="Standard"/>
      <text:p text:style-name="P1">Tree-mapping :</text:p>
      <text:p text:style-name="P2">Détecter les templates : Essaie d'identifier les structures communes entre deux arbres detecter un pattern. </text:p>
      <text:p text:style-name="P2">Top-down mapping restricted est adapté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0:44:56</meta:creation-date>
    <meta:generator>LibreOffice/3.5$Linux_x86 LibreOffice_project/350m1$Build-2</meta:generator>
    <dc:date>2014-03-07T20:32:05</dc:date>
    <dc:creator>Asus </dc:creator>
    <meta:editing-duration>PT40M43S</meta:editing-duration>
    <meta:editing-cycles>9</meta:editing-cycles>
    <meta:document-statistic meta:table-count="0" meta:image-count="0" meta:object-count="0" meta:page-count="1" meta:paragraph-count="7" meta:word-count="97" meta:character-count="642" meta:non-whitespace-character-count="548"/>
  </office:meta>
</office:document-meta>
</file>